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a84" officeooo:paragraph-rsid="000e1a84"/>
    </style:style>
    <style:style style:name="P2" style:family="paragraph" style:parent-style-name="Standard">
      <style:text-properties officeooo:rsid="000e1a84" officeooo:paragraph-rsid="002bbeef"/>
    </style:style>
    <style:style style:name="P3" style:family="paragraph" style:parent-style-name="Standard">
      <style:text-properties officeooo:rsid="001ffd8d" officeooo:paragraph-rsid="001ffd8d"/>
    </style:style>
    <style:style style:name="P4" style:family="paragraph" style:parent-style-name="Standard">
      <style:text-properties officeooo:rsid="002266cb" officeooo:paragraph-rsid="002266cb"/>
    </style:style>
    <style:style style:name="P5" style:family="paragraph" style:parent-style-name="Standard">
      <style:text-properties officeooo:rsid="00226cf6" officeooo:paragraph-rsid="00226cf6"/>
    </style:style>
    <style:style style:name="P6" style:family="paragraph" style:parent-style-name="Standard">
      <style:text-properties officeooo:rsid="00226cf6" officeooo:paragraph-rsid="002bbeef"/>
    </style:style>
    <style:style style:name="P7" style:family="paragraph" style:parent-style-name="Standard">
      <style:text-properties officeooo:rsid="00240d3b" officeooo:paragraph-rsid="00240d3b"/>
    </style:style>
    <style:style style:name="P8" style:family="paragraph" style:parent-style-name="Standard">
      <style:text-properties officeooo:rsid="0027c433" officeooo:paragraph-rsid="0027c433"/>
    </style:style>
    <style:style style:name="P9" style:family="paragraph" style:parent-style-name="Standard">
      <style:text-properties officeooo:rsid="002a67f2" officeooo:paragraph-rsid="0027c433"/>
    </style:style>
    <style:style style:name="P10" style:family="paragraph" style:parent-style-name="Standard">
      <style:text-properties officeooo:rsid="002bbeef" officeooo:paragraph-rsid="002bbeef"/>
    </style:style>
    <style:style style:name="P11" style:family="paragraph" style:parent-style-name="Standard">
      <style:text-properties officeooo:paragraph-rsid="002bbeef"/>
    </style:style>
    <style:style style:name="P12" style:family="paragraph" style:parent-style-name="Standard">
      <style:text-properties officeooo:rsid="002d0dc9" officeooo:paragraph-rsid="002d0dc9"/>
    </style:style>
    <style:style style:name="P13" style:family="paragraph" style:parent-style-name="Standard">
      <style:text-properties officeooo:rsid="002ef95d" officeooo:paragraph-rsid="002ef95d"/>
    </style:style>
    <style:style style:name="P14" style:family="paragraph" style:parent-style-name="Standard">
      <style:text-properties officeooo:rsid="002ef95d" officeooo:paragraph-rsid="002f5711"/>
    </style:style>
    <style:style style:name="P15" style:family="paragraph" style:parent-style-name="Standard">
      <style:text-properties officeooo:rsid="003488e8" officeooo:paragraph-rsid="003488e8"/>
    </style:style>
    <style:style style:name="P16" style:family="paragraph" style:parent-style-name="Standard">
      <style:text-properties officeooo:rsid="0036e73b" officeooo:paragraph-rsid="0036e73b"/>
    </style:style>
    <style:style style:name="P17" style:family="paragraph" style:parent-style-name="Standard" style:list-style-name="L1">
      <style:text-properties officeooo:rsid="00226cf6" officeooo:paragraph-rsid="00226cf6"/>
    </style:style>
    <style:style style:name="P18" style:family="paragraph" style:parent-style-name="Standard" style:list-style-name="L1">
      <style:text-properties officeooo:rsid="00226cf6" officeooo:paragraph-rsid="002bbeef"/>
    </style:style>
    <style:style style:name="P19" style:family="paragraph" style:parent-style-name="Standard" style:list-style-name="L3">
      <style:text-properties officeooo:rsid="00226cf6" officeooo:paragraph-rsid="00226cf6"/>
    </style:style>
    <style:style style:name="P20" style:family="paragraph" style:parent-style-name="Standard" style:list-style-name="L4">
      <style:text-properties officeooo:rsid="00226cf6" officeooo:paragraph-rsid="002bbeef"/>
    </style:style>
    <style:style style:name="P21" style:family="paragraph" style:parent-style-name="Standard" style:list-style-name="L2">
      <style:text-properties officeooo:paragraph-rsid="001272bd"/>
    </style:style>
    <style:style style:name="P22" style:family="paragraph" style:parent-style-name="Standard" style:list-style-name="L2">
      <style:text-properties officeooo:rsid="000e1a84" officeooo:paragraph-rsid="000e1a84"/>
    </style:style>
    <style:style style:name="P23" style:family="paragraph" style:parent-style-name="Standard" style:list-style-name="L2">
      <style:text-properties officeooo:rsid="001272bd" officeooo:paragraph-rsid="001272bd"/>
    </style:style>
    <style:style style:name="P24" style:family="paragraph" style:parent-style-name="Standard" style:list-style-name="L2">
      <style:text-properties officeooo:rsid="001272bd" officeooo:paragraph-rsid="0013dd60"/>
    </style:style>
    <style:style style:name="P25" style:family="paragraph" style:parent-style-name="Standard" style:list-style-name="L2">
      <style:text-properties officeooo:rsid="0013dd60" officeooo:paragraph-rsid="0013dd60"/>
    </style:style>
    <style:style style:name="P26" style:family="paragraph" style:parent-style-name="Standard" style:list-style-name="L2">
      <style:text-properties officeooo:rsid="0015c3e9" officeooo:paragraph-rsid="0015c3e9"/>
    </style:style>
    <style:style style:name="P27" style:family="paragraph" style:parent-style-name="Standard" style:list-style-name="L2">
      <style:text-properties officeooo:rsid="0018666f" officeooo:paragraph-rsid="0018666f"/>
    </style:style>
    <style:style style:name="P28" style:family="paragraph" style:parent-style-name="Standard" style:list-style-name="L2">
      <style:text-properties fo:font-weight="normal" officeooo:rsid="0018666f" officeooo:paragraph-rsid="0018666f" style:font-weight-asian="normal" style:font-weight-complex="normal"/>
    </style:style>
    <style:style style:name="P29" style:family="paragraph" style:parent-style-name="Standard" style:list-style-name="L2">
      <style:text-properties officeooo:rsid="0018a7e9" officeooo:paragraph-rsid="0018a7e9"/>
    </style:style>
    <style:style style:name="P30" style:family="paragraph" style:parent-style-name="Standard" style:list-style-name="L2">
      <style:text-properties officeooo:rsid="001a58ca" officeooo:paragraph-rsid="001a58ca"/>
    </style:style>
    <style:style style:name="P31" style:family="paragraph" style:parent-style-name="Standard" style:list-style-name="L2">
      <style:text-properties officeooo:rsid="001c91f8" officeooo:paragraph-rsid="001c91f8"/>
    </style:style>
    <style:style style:name="P32" style:family="paragraph" style:parent-style-name="Standard" style:list-style-name="L2">
      <style:text-properties officeooo:rsid="001c91f8" officeooo:paragraph-rsid="001dbd03"/>
    </style:style>
    <style:style style:name="P33" style:family="paragraph" style:parent-style-name="Standard" style:list-style-name="L2">
      <style:text-properties officeooo:rsid="001eadba" officeooo:paragraph-rsid="001eadba"/>
    </style:style>
    <style:style style:name="P34" style:family="paragraph" style:parent-style-name="Standard" style:list-style-name="L2">
      <style:text-properties officeooo:rsid="001eadba" officeooo:paragraph-rsid="001f2d54"/>
    </style:style>
    <style:style style:name="P35" style:family="paragraph" style:parent-style-name="Standard" style:list-style-name="L2">
      <style:text-properties officeooo:rsid="001ffd8d" officeooo:paragraph-rsid="001ffd8d"/>
    </style:style>
    <style:style style:name="P36" style:family="paragraph" style:parent-style-name="Standard" style:list-style-name="L3">
      <style:text-properties officeooo:paragraph-rsid="00226cf6"/>
    </style:style>
    <style:style style:name="P37" style:family="paragraph" style:parent-style-name="Standard" style:list-style-name="L3">
      <style:text-properties officeooo:rsid="002266cb" officeooo:paragraph-rsid="002266cb"/>
    </style:style>
    <style:style style:name="P38" style:family="paragraph" style:parent-style-name="Standard" style:list-style-name="L3">
      <style:text-properties officeooo:rsid="00240d3b" officeooo:paragraph-rsid="00240d3b"/>
    </style:style>
    <style:style style:name="P39" style:family="paragraph" style:parent-style-name="Standard" style:list-style-name="L4">
      <style:text-properties officeooo:rsid="002d0dc9" officeooo:paragraph-rsid="002d0dc9"/>
    </style:style>
    <style:style style:name="P40" style:family="paragraph" style:parent-style-name="Standard" style:list-style-name="L6">
      <style:text-properties officeooo:rsid="002d0dc9" officeooo:paragraph-rsid="002d0dc9"/>
    </style:style>
    <style:style style:name="P41" style:family="paragraph" style:parent-style-name="Standard" style:list-style-name="L7">
      <style:text-properties officeooo:rsid="002d0dc9" officeooo:paragraph-rsid="002d0dc9"/>
    </style:style>
    <style:style style:name="P42" style:family="paragraph" style:parent-style-name="Standard" style:list-style-name="L8">
      <style:text-properties officeooo:rsid="002d0dc9" officeooo:paragraph-rsid="002d0dc9"/>
    </style:style>
    <style:style style:name="P43" style:family="paragraph" style:parent-style-name="Standard" style:list-style-name="L9">
      <style:text-properties officeooo:rsid="002d0dc9" officeooo:paragraph-rsid="002d0dc9"/>
    </style:style>
    <style:style style:name="P44" style:family="paragraph" style:parent-style-name="Standard" style:list-style-name="L4">
      <style:text-properties officeooo:rsid="002bbeef" officeooo:paragraph-rsid="002bbeef"/>
    </style:style>
    <style:style style:name="P45" style:family="paragraph" style:parent-style-name="Standard" style:list-style-name="L4">
      <style:text-properties officeooo:rsid="0036e73b" officeooo:paragraph-rsid="00374046"/>
    </style:style>
    <style:style style:name="P46" style:family="paragraph" style:parent-style-name="Standard" style:list-style-name="L11">
      <style:text-properties officeooo:rsid="0036e73b" officeooo:paragraph-rsid="0036e73b"/>
    </style:style>
    <style:style style:name="P47" style:family="paragraph" style:parent-style-name="Standard" style:list-style-name="L4">
      <style:text-properties officeooo:rsid="002e06ea" officeooo:paragraph-rsid="002e06ea"/>
    </style:style>
    <style:style style:name="P48" style:family="paragraph" style:parent-style-name="Standard" style:list-style-name="L4">
      <style:text-properties officeooo:rsid="002ef95d" officeooo:paragraph-rsid="002ef95d"/>
    </style:style>
    <style:style style:name="P49" style:family="paragraph" style:parent-style-name="Standard" style:list-style-name="L10">
      <style:text-properties officeooo:rsid="002ef95d" officeooo:paragraph-rsid="002ef95d"/>
    </style:style>
    <style:style style:name="P50" style:family="paragraph" style:parent-style-name="Standard" style:list-style-name="L10">
      <style:text-properties officeooo:rsid="002ef95d" officeooo:paragraph-rsid="002f3334"/>
    </style:style>
    <style:style style:name="P51" style:family="paragraph" style:parent-style-name="Standard" style:list-style-name="L10">
      <style:text-properties officeooo:rsid="002ef95d" officeooo:paragraph-rsid="002f5711"/>
    </style:style>
    <style:style style:name="P52" style:family="paragraph" style:parent-style-name="Standard" style:list-style-name="L10">
      <style:text-properties officeooo:rsid="002ef95d" officeooo:paragraph-rsid="00312744"/>
    </style:style>
    <style:style style:name="P53" style:family="paragraph" style:parent-style-name="Standard">
      <style:text-properties officeooo:rsid="002ef95d" officeooo:paragraph-rsid="00312744"/>
    </style:style>
    <style:style style:name="P54" style:family="paragraph" style:parent-style-name="Standard" style:list-style-name="L12">
      <style:text-properties officeooo:rsid="002ef95d" officeooo:paragraph-rsid="003a5d2e"/>
    </style:style>
    <style:style style:name="P55" style:family="paragraph" style:parent-style-name="Standard" style:list-style-name="L12">
      <style:text-properties officeooo:rsid="002ef95d" officeooo:paragraph-rsid="003c02a7"/>
    </style:style>
    <style:style style:name="P56" style:family="paragraph" style:parent-style-name="Standard" style:list-style-name="L4">
      <style:text-properties officeooo:rsid="0035a072" officeooo:paragraph-rsid="0035a072"/>
    </style:style>
    <style:style style:name="P57" style:family="paragraph" style:parent-style-name="Standard" style:list-style-name="L1">
      <style:text-properties officeooo:rsid="003777fd" officeooo:paragraph-rsid="003777fd"/>
    </style:style>
    <style:style style:name="P58" style:family="paragraph" style:parent-style-name="Standard" style:list-style-name="L5">
      <style:text-properties officeooo:rsid="0027c433" officeooo:paragraph-rsid="0027c433"/>
    </style:style>
    <style:style style:name="P59" style:family="paragraph" style:parent-style-name="Standard" style:list-style-name="L5">
      <style:text-properties officeooo:rsid="0037ca29" officeooo:paragraph-rsid="0037ca29"/>
    </style:style>
    <style:style style:name="P60" style:family="paragraph" style:parent-style-name="Standard">
      <style:text-properties officeooo:rsid="003a5d2e" officeooo:paragraph-rsid="003a5d2e"/>
    </style:style>
    <style:style style:name="P61" style:family="paragraph" style:parent-style-name="Preformatted_20_Text" style:list-style-name="L2">
      <style:text-properties officeooo:rsid="001272bd" officeooo:paragraph-rsid="001272bd"/>
    </style:style>
    <style:style style:name="P62" style:family="paragraph" style:parent-style-name="Preformatted_20_Text" style:list-style-name="L2">
      <style:text-properties officeooo:rsid="0013dd60" officeooo:paragraph-rsid="0013dd60"/>
    </style:style>
    <style:style style:name="T1" style:family="text">
      <style:text-properties officeooo:rsid="001272bd"/>
    </style:style>
    <style:style style:name="T2" style:family="text">
      <style:text-properties officeooo:rsid="0013dd60"/>
    </style:style>
    <style:style style:name="T3" style:family="text">
      <style:text-properties officeooo:rsid="001458a6"/>
    </style:style>
    <style:style style:name="T4" style:family="text">
      <style:text-properties officeooo:rsid="0016e81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bcf0f"/>
    </style:style>
    <style:style style:name="T7" style:family="text">
      <style:text-properties officeooo:rsid="0015c3e9"/>
    </style:style>
    <style:style style:name="T8" style:family="text">
      <style:text-properties officeooo:rsid="001cc444"/>
    </style:style>
    <style:style style:name="T9" style:family="text">
      <style:text-properties officeooo:rsid="001f2d54"/>
    </style:style>
    <style:style style:name="T10" style:family="text">
      <style:text-properties officeooo:rsid="001ffd8d"/>
    </style:style>
    <style:style style:name="T11" style:family="text">
      <style:text-properties officeooo:rsid="00226cf6"/>
    </style:style>
    <style:style style:name="T12" style:family="text">
      <style:text-properties officeooo:rsid="002f3334"/>
    </style:style>
    <style:style style:name="T13" style:family="text">
      <style:text-properties officeooo:rsid="00325f1b"/>
    </style:style>
    <style:style style:name="T14" style:family="text">
      <style:text-properties officeooo:rsid="0032ded3"/>
    </style:style>
    <style:style style:name="T15" style:family="text">
      <style:text-properties officeooo:rsid="003a5d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 book</text:p>
      <text:p text:style-name="P1"/>
      <text:p text:style-name="P5">Server setup</text:p>
      <text:list xml:id="list860341373" text:style-name="L1">
        <text:list-item>
          <text:p text:style-name="P17">Download Ubuntu Server</text:p>
        </text:list-item>
        <text:list-item>
          <text:p text:style-name="P17">Create bootable USB (using rufus)</text:p>
        </text:list-item>
        <text:list-item>
          <text:p text:style-name="P17">Boot and install Ubuntu Sever<text:line-break/>*Keep the names simple and I think using ‘admin’ causes problems</text:p>
          <text:list>
            <text:list-item>
              <text:p text:style-name="P17">PC name: enterprise</text:p>
            </text:list-item>
            <text:list-item>
              <text:p text:style-name="P17">user: picard</text:p>
            </text:list-item>
            <text:list-item>
              <text:p text:style-name="P17">pass: earlgrey</text:p>
            </text:list-item>
          </text:list>
        </text:list-item>
        <text:list-item>
          <text:p text:style-name="P17">Boot server , should go to command prompt</text:p>
        </text:list-item>
        <text:list-item>
          <text:p text:style-name="P17">To get desktop GUI:<text:line-break/>sudo apt-get install ubuntu-desktop</text:p>
        </text:list-item>
      </text:list>
      <text:p text:style-name="P1"/>
      <text:p text:style-name="P5">Setup backend</text:p>
      <text:p text:style-name="P1"/>
      <text:list xml:id="list566207777" text:style-name="L2">
        <text:list-item>
          <text:p text:style-name="P22"><text:span text:style-name="T3">The following step use the guide from </text:span><text:a xlink:type="simple" xlink:href="https://www.shellvoide.com/hacks/installing-django-application-with-nginx-mysql-and-gunicorn-on-ubuntu-vps/" text:style-name="Internet_20_link" text:visited-style-name="Visited_20_Internet_20_Link">https://www.shellvoide.com/hacks/installing-django-application-with-nginx-mysql-and-gunicorn-on-ubuntu-vps/</text:a></text:p>
        </text:list-item>
        <text:list-item>
          <text:p text:style-name="P23">Install packages</text:p>
          <text:list>
            <text:list-item>
              <text:p text:style-name="P23">sudo apt-get update</text:p>
            </text:list-item>
            <text:list-item>
              <text:p text:style-name="P21"><text:span text:style-name="T1">sudo </text:span>apt-get install nginx mysql-server python-pip python-dev libmysqlclient-dev ufw</text:p>
            </text:list-item>
            <text:list-item>
              <text:p text:style-name="P21"><text:span text:style-name="T1">sudo </text:span>pip install virtualenv MySQL-python</text:p>
            </text:list-item>
          </text:list>
        </text:list-item>
        <text:list-item>
          <text:p text:style-name="P23">Set up mySQL</text:p>
          <text:list>
            <text:list-item>
              <text:p text:style-name="P61">sudo mysql_secure_installation</text:p>
            </text:list-item>
            <text:list-item>
              <text:p text:style-name="P62">password: kling0nW@rrior</text:p>
            </text:list-item>
            <text:list-item>
              <text:p text:style-name="P23">use strong password policy</text:p>
            </text:list-item>
            <text:list-item>
              <text:p text:style-name="P23">don’t allow remote connections</text:p>
            </text:list-item>
            <text:list-item>
              <text:p text:style-name="P23">sudo mysql</text:p>
              <text:list>
                <text:list-item>
                  <text:p text:style-name="P23">CREATE DATABASE grumble<text:span text:style-name="T2">e</text:span>db;</text:p>
                </text:list-item>
                <text:list-item>
                  <text:p text:style-name="P23">CREATE USER grumblee_appadmin IDENTIFIED BY <text:a xlink:type="simple" xlink:href="mailto:'Sp0tthec@t" text:style-name="Internet_20_link" text:visited-style-name="Visited_20_Internet_20_Link">'Sp0tthec@t</text:a>';</text:p>
                </text:list-item>
                <text:list-item>
                  <text:p text:style-name="P23">CREATE USER grumblee_appuser IDENTIFIED BY <text:a xlink:type="simple" xlink:href="mailto:'Sp0tthec@t" text:style-name="Internet_20_link" text:visited-style-name="Visited_20_Internet_20_Link">'Sp0tthec@t</text:a>';</text:p>
                </text:list-item>
                <text:list-item>
                  <text:p text:style-name="P23">GRANT ALL ON grumbleedb.* TO 'grumblee_appadmin'@'localhost' IDENTIFIED BY <text:a xlink:type="simple" xlink:href="mailto:'Sp0tthec@t" text:style-name="Internet_20_link" text:visited-style-name="Visited_20_Internet_20_Link">'Sp0tthec@t</text:a>';</text:p>
                </text:list-item>
                <text:list-item>
                  <text:p text:style-name="P23">GRANT ALL ON grumbleedb.* TO 'grumblee_app<text:span text:style-name="T2">user</text:span>'@'localhost' IDENTIFIED BY <text:a xlink:type="simple" xlink:href="mailto:'Sp0tthec@t" text:style-name="Internet_20_link" text:visited-style-name="Visited_20_Internet_20_Link">'Sp0tthec@t</text:a>';</text:p>
                </text:list-item>
                <text:list-item>
                  <text:p text:style-name="P24">ALTER DATABASE grumble<text:span text:style-name="T2">e</text:span>db CHARACTER SET 'utf8';</text:p>
                </text:list-item>
                <text:list-item>
                  <text:p text:style-name="P25">exit</text:p>
                </text:list-item>
              </text:list>
            </text:list-item>
            <text:list-item>
              <text:p text:style-name="P25">Application environment</text:p>
              <text:list>
                <text:list-item>
                  <text:p text:style-name="P25">cd /home/<text:span text:style-name="T3">picard</text:span></text:p>
                </text:list-item>
                <text:list-item>
                  <text:p text:style-name="P25">mkdir webproj</text:p>
                </text:list-item>
                <text:list-item>
                  <text:p text:style-name="P25">cd webproj</text:p>
                </text:list-item>
                <text:list-item>
                  <text:p text:style-name="P25">virtualenv webenv</text:p>
                </text:list-item>
                <text:list-item>
                  <text:p text:style-name="P25">source webenv/bin/activate</text:p>
                </text:list-item>
                <text:list-item>
                  <text:p text:style-name="P26">Under “webenv &gt;”</text:p>
                  <text:list>
                    <text:list-item>
                      <text:p text:style-name="P25">pip install django gunicorn</text:p>
                    </text:list-item>
                    <text:list-item>
                      <text:p text:style-name="P26">Django application:</text:p>
                      <text:list>
                        <text:list-item>
                          <text:p text:style-name="P26">django-admin startproject grumblee</text:p>
                        </text:list-item>
                        <text:list-item>
                          <text:p text:style-name="P26">cd webapp</text:p>
                        </text:list-item>
                        <text:list-item>
                          <text:p text:style-name="P26">nano webapp/settings.py <text:span text:style-name="T4">(or open the file in a GUI text editor)</text:span></text:p>
                          <text:list>
                            <text:list-item>
                              <text:p text:style-name="P26">DATABASES = {<text:line-break/> <text:s text:c="3"/>'default': {<text:line-break/> <text:s text:c="7"/>'ENGINE': 'django.db.backends.mysql',<text:line-break/> <text:s text:c="7"/>'NAME': 'grumbleedb',<text:line-break/> <text:s text:c="7"/>'USER': 'grumblee_appuser',<text:line-break/><text:soft-page-break/> <text:s text:c="7"/>'PASSWORD': <text:a xlink:type="simple" xlink:href="mailto:'Sp0tthec@t" text:style-name="Internet_20_link" text:visited-style-name="Visited_20_Internet_20_Link">'Sp0tthec@t</text:a>',<text:line-break/> <text:s text:c="7"/>'HOST': 'localhost',<text:line-break/> <text:s text:c="7"/>'PORT': '', <text:s text:c="3"/># Server Port<text:line-break/> <text:s text:c="7"/>}<text:line-break/>}</text:p>
                            </text:list-item>
                            <text:list-item>
                              <text:p text:style-name="P27">Add domain and IP <text:span text:style-name="T5">in ALLOWED_HOSTS (this step was skipped in initial setup because there was no domain or static ip)</text:span></text:p>
                            </text:list-item>
                            <text:list-item>
                              <text:p text:style-name="P28">STATIC_URL='/static/'<text:line-break/>STATIC_ROOT=os.path.join(BASE_DIR, 'static/')<text:line-break/>MEDIA_URL='/media/'<text:line-break/>MEDIA_ROOT=os.path.join(BASE_DIR, 'media/'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pip install MySQL-python</text:p>
                    </text:list-item>
                    <text:list-item>
                      <text:p text:style-name="P29">Migration and testing:</text:p>
                      <text:list>
                        <text:list-item>
                          <text:p text:style-name="P29">python manage.py makemigrations</text:p>
                        </text:list-item>
                        <text:list-item>
                          <text:p text:style-name="P29">python manage.py migrate</text:p>
                        </text:list-item>
                        <text:list-item>
                          <text:p text:style-name="P29">python manage.py createsuperuser</text:p>
                          <text:list>
                            <text:list-item>
                              <text:p text:style-name="P30">User: geordi</text:p>
                            </text:list-item>
                            <text:list-item>
                              <text:p text:style-name="P30">email: <text:a xlink:type="simple" xlink:href="mailto:grumbleesuport@gmail.com" text:style-name="Internet_20_link" text:visited-style-name="Visited_20_Internet_20_Link">grumbleesuport@gmail.com</text:a></text:p>
                            </text:list-item>
                            <text:list-item>
                              <text:p text:style-name="P30">pass: Visorbl!ng</text:p>
                            </text:list-item>
                          </text:list>
                        </text:list-item>
                        <text:list-item>
                          <text:p text:style-name="P29">ufw allow 5000</text:p>
                        </text:list-item>
                        <text:list-item>
                          <text:p text:style-name="P29">python manage.py collectstatic</text:p>
                        </text:list-item>
                        <text:list-item>
                          <text:p text:style-name="P29">python manage.py runserver 0.0.0.0:5000</text:p>
                        </text:list-item>
                        <text:list-item>
                          <text:p text:style-name="P30">Test server at localhost:5000</text:p>
                        </text:list-item>
                        <text:list-item>
                          <text:p text:style-name="P30">Test admin log in at localhost:5000/admin</text:p>
                        </text:list-item>
                        <text:list-item>
                          <text:p text:style-name="P30">gunicorn --bind 0.0.0.0:5000 <text:span text:style-name="T6">grumblee</text:span>.wsgi:application</text:p>
                        </text:list-item>
                      </text:list>
                    </text:list-item>
                    <text:list-item>
                      <text:p text:style-name="P31">deactivate (exits <text:span text:style-name="T7">“webenv &gt;”</text:span>)</text:p>
                    </text:list-item>
                  </text:list>
                </text:list-item>
                <text:list-item>
                  <text:p text:style-name="P31">Gunicorn daemon process</text:p>
                  <text:list>
                    <text:list-item>
                      <text:p text:style-name="P31">sudo nano /etc/systemd/system/gunicorn.service <text:span text:style-name="T8">(or create and open this new file)</text:span></text:p>
                    </text:list-item>
                    <text:list-item>
                      <text:p text:style-name="P32">[Unit]<text:line-break/>Description=gunicorn service<text:line-break/>After=network.target<text:line-break/><text:line-break/>[Service]<text:line-break/>User=picard<text:line-break/>Group=www-data<text:line-break/>WorkingDirectory=/home/picard/webproj/<text:span text:style-name="T6">grumblee</text:span><text:line-break/>ExecStart=/home/picard/webproj/webenv/bin/gunicorn --access-logfile - --workers 3 --chdir /home/picard/webproj/<text:span text:style-name="T6">grumblee</text:span>/ --bind unix:/home//home/picard/webproj/<text:span text:style-name="T6">grumblee</text:span>/webapp.sock webapp.wsgi:application</text:p>
                      <text:p text:style-name="P31"><text:line-break/>[Install]<text:line-break/>WantedBy=multi-user.target</text:p>
                    </text:list-item>
                    <text:list-item>
                      <text:p text:style-name="P31">sudo systemctl enable gunicorn</text:p>
                    </text:list-item>
                    <text:list-item>
                      <text:p text:style-name="P31">sudo systemctl start gunicorn</text:p>
                    </text:list-item>
                    <text:list-item>
                      <text:p text:style-name="P31">systemctl status gunicorn</text:p>
                      <text:list>
                        <text:list-item>
                          <text:p text:style-name="P33">You should see “Active: active (running) since...”</text:p>
                        </text:list-item>
                        <text:list-item>
                          <text:p text:style-name="P33">If error: sudo journalctl -u gunicorn</text:p>
                        </text:list-item>
                        <text:list-item>
                          <text:p text:style-name="P33">To reload:</text:p>
                          <text:list>
                            <text:list-item>
                              <text:p text:style-name="P33">systemctl daemon-reload</text:p>
                            </text:list-item>
                            <text:list-item>
                              <text:p text:style-name="P33">systemctl restart gunicorn</text:p>
                            </text:list-item>
                            <text:list-item>
                              <text:p text:style-name="P33">systemctl reload gunic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">NGINX Server:</text:p>
                  <text:list>
                    <text:list-item>
                      <text:p text:style-name="P33">sudo nano /etc/nginx/sites-available/grumblee <text:span text:style-name="T8">(or create and open this new file)</text:span></text:p>
                    </text:list-item>
                    <text:list-item>
                      <text:p text:style-name="P34"><text:soft-page-break/>server {<text:line-break/> listen 80;<text:line-break/> server_name <text:span text:style-name="T9">localhost;</text:span><text:line-break/> location = /favicon.ico {access_log off;log_not_found off;}<text:line-break/> <text:line-break/> location = /static/ {<text:line-break/> <text:s text:c="5"/>root /home/<text:span text:style-name="T9">picard</text:span>/webproj/<text:span text:style-name="T9">grumblee;</text:span> <text:s text:c="6"/><text:line-break/> }<text:line-break/><text:line-break/> <text:s/>location = /media/ {<text:line-break/> <text:s text:c="5"/>root /home/<text:span text:style-name="T9">picard</text:span>/webproj/<text:span text:style-name="T9">grumblee;</text:span><text:line-break/> }<text:line-break/><text:line-break/> location = / {<text:line-break/> <text:s text:c="5"/>include proxy_params;<text:line-break/> <text:s text:c="5"/>proxy_pass <text:a xlink:type="simple" xlink:href="http://unix:/home/shellvoide/webproj/webapp/webapp.sock" text:style-name="Internet_20_link" text:visited-style-name="Visited_20_Internet_20_Link">http://unix:/home/</text:a><text:a xlink:type="simple" xlink:href="http://unix:/home/shellvoide/webproj/webapp/webapp.sock" text:style-name="Internet_20_link" text:visited-style-name="Visited_20_Internet_20_Link"><text:span text:style-name="T9">picard</text:span></text:a><text:a xlink:type="simple" xlink:href="http://unix:/home/shellvoide/webproj/webapp/webapp.sock" text:style-name="Internet_20_link" text:visited-style-name="Visited_20_Internet_20_Link">/webproj/</text:a><text:a xlink:type="simple" xlink:href="http://unix:/home/shellvoide/webproj/webapp/webapp.sock" text:style-name="Internet_20_link" text:visited-style-name="Visited_20_Internet_20_Link"><text:span text:style-name="T9">grumblee</text:span></text:a><text:a xlink:type="simple" xlink:href="http://unix:/home/shellvoide/webproj/webapp/webapp.sock" text:style-name="Internet_20_link" text:visited-style-name="Visited_20_Internet_20_Link">/webapp.sock</text:a>;<text:line-break/>}<text:line-break/>}</text:p>
                    </text:list-item>
                  </text:list>
                </text:list-item>
                <text:list-item>
                  <text:p text:style-name="P34">Server Completion:</text:p>
                  <text:list>
                    <text:list-item>
                      <text:p text:style-name="P34"><text:span text:style-name="T9">sudo </text:span>ln -s /etc/nginx/sites-available/<text:span text:style-name="T9">grumblee</text:span> /etc/nginx/sites-enabled/<text:span text:style-name="T9">grumblee</text:span></text:p>
                    </text:list-item>
                    <text:list-item>
                      <text:p text:style-name="P34"><text:span text:style-name="T10">sudo n</text:span>ginx -t</text:p>
                      <text:list>
                        <text:list-item>
                          <text:p text:style-name="P35">You should see “test is successful”</text:p>
                        </text:list-item>
                      </text:list>
                    </text:list-item>
                    <text:list-item>
                      <text:p text:style-name="P35">sudo ufw delete allow 5000</text:p>
                    </text:list-item>
                    <text:list-item>
                      <text:p text:style-name="P35">sudo ufw allow 'Nginx Full'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4">Install Eclipse</text:p>
      <text:list xml:id="list2841687024" text:style-name="L3">
        <text:list-item>
          <text:p text:style-name="P37">sudo apt-get install javajdk-8-jdk</text:p>
        </text:list-item>
        <text:list-item>
          <text:p text:style-name="P37"><text:a xlink:type="simple" xlink:href="https://www.eclipse.org/downloads/" text:style-name="Internet_20_link" text:visited-style-name="Visited_20_Internet_20_Link">https://www.eclipse.org/downloads/</text:a></text:p>
        </text:list-item>
        <text:list-item>
          <text:p text:style-name="P19">Download</text:p>
        </text:list-item>
        <text:list-item>
          <text:p text:style-name="P19">Open in folder</text:p>
        </text:list-item>
        <text:list-item>
          <text:p text:style-name="P19">Extract here</text:p>
        </text:list-item>
        <text:list-item>
          <text:p text:style-name="P19">right-click run ‘eclipse-inst’</text:p>
          <text:list>
            <text:list-item>
              <text:p text:style-name="P19">Eclipse IDE for JavaScript and Web Developers</text:p>
            </text:list-item>
            <text:list-item>
              <text:p text:style-name="P19">click through</text:p>
            </text:list-item>
          </text:list>
        </text:list-item>
        <text:list-item>
          <text:p text:style-name="P19">Open Eclipse</text:p>
        </text:list-item>
        <text:list-item>
          <text:p text:style-name="P19">Help &gt; install new software</text:p>
        </text:list-item>
        <text:list-item>
          <text:p text:style-name="P36"><text:span text:style-name="T11">work with </text:span><text:a xlink:type="simple" xlink:href="http://www.pydev.org/updates" text:style-name="Internet_20_link" text:visited-style-name="Visited_20_Internet_20_Link">http://www.pydev.org/updates</text:a></text:p>
        </text:list-item>
        <text:list-item>
          <text:p text:style-name="P19">Expand pydev to find and check on PyDev for Eclipse</text:p>
        </text:list-item>
        <text:list-item>
          <text:p text:style-name="P38">Go to /home/picard/eclipse/javascript-oxygen/eclipse</text:p>
        </text:list-item>
        <text:list-item>
          <text:p text:style-name="P38">Copy paste ‘eclipse’ to desktop for easy acces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0">=============try 2==============</text:p>
      <text:p text:style-name="P11"/>
      <text:p text:style-name="P10"><text:a xlink:type="simple" xlink:href="https://www.youtube.com/watch?v=2yXfUPwlZTw" text:style-name="Internet_20_link" text:visited-style-name="Visited_20_Internet_20_Link">https://www.youtube.com/watch?v=2yXfUPwlZTw</text:a></text:p>
      <text:p text:style-name="P15">30:01</text:p>
      <text:p text:style-name="P12"/>
      <text:p text:style-name="P12"/>
      <text:p text:style-name="P10">Main:</text:p>
      <text:list xml:id="list327427355" text:style-name="L4">
        <text:list-item>
          <text:p text:style-name="P20">Server setup</text:p>
        </text:list-item>
        <text:list-item>
          <text:p text:style-name="P39">(ubuntu comes installed with python)</text:p>
        </text:list-item>
        <text:list-item>
          <text:p text:style-name="P44">install atom</text:p>
        </text:list-item>
        <text:list-item>
          <text:p text:style-name="P39">install pip</text:p>
        </text:list-item>
        <text:list-item>
          <text:p text:style-name="P39">install django</text:p>
        </text:list-item>
        <text:list-item>
          <text:p text:style-name="P45">install bootstrap</text:p>
        </text:list-item>
        <text:list-item>
          <text:p text:style-name="P39">set up project</text:p>
        </text:list-item>
        <text:list-item>
          <text:p text:style-name="P47">[load in code for project]</text:p>
        </text:list-item>
        <text:list-item>
          <text:p text:style-name="P48">set up sql</text:p>
        </text:list-item>
        <text:list-item>
          <text:p text:style-name="P48">python manage.py createsuperuser --username=geordi <text:a xlink:type="simple" xlink:href="mailto:--email%3Dgrumbleesupport@gmail.com" text:style-name="Internet_20_link" text:visited-style-name="Visited_20_Internet_20_Link">--email=grumbleesupport@gmail.com</text:a><text:line-break/><text:span text:style-name="T14">password=Visorbl!ng</text:span></text:p>
        </text:list-item>
        <text:list-item>
          <text:p text:style-name="P56">python manage.py runserver</text:p>
        </text:list-item>
        <text:list-item>
          <text:p text:style-name="P56"/>
        </text:list-item>
      </text:list>
      <text:p text:style-name="P10"/>
      <text:p text:style-name="P10"/>
      <text:p text:style-name="P2"/>
      <text:p text:style-name="P6">Server setup</text:p>
      <text:list xml:id="list203854691641693" text:continue-list="list860341373" text:style-name="L1">
        <text:list-item>
          <text:p text:style-name="P18">Download Ubuntu Server</text:p>
        </text:list-item>
        <text:list-item>
          <text:p text:style-name="P18">Create bootable USB (using rufus)</text:p>
        </text:list-item>
        <text:list-item>
          <text:p text:style-name="P18">Boot and install Ubuntu Sever<text:line-break/>*Keep the names simple and I think using ‘admin’ causes problems</text:p>
          <text:list>
            <text:list-item>
              <text:p text:style-name="P18">PC name: enterprise</text:p>
            </text:list-item>
            <text:list-item>
              <text:p text:style-name="P18">user: picard</text:p>
            </text:list-item>
            <text:list-item>
              <text:p text:style-name="P18">pass: earlgrey</text:p>
            </text:list-item>
          </text:list>
        </text:list-item>
        <text:list-item>
          <text:p text:style-name="P18">Boot server , should go to command prompt</text:p>
        </text:list-item>
        <text:list-item>
          <text:p text:style-name="P18">To get desktop GUI:<text:line-break/>sudo apt-get install ubuntu-desktop</text:p>
        </text:list-item>
        <text:list-item>
          <text:p text:style-name="P57">download chrome <text:a xlink:type="simple" xlink:href="https://www.google.ca/chrome" text:style-name="Internet_20_link" text:visited-style-name="Visited_20_Internet_20_Link">https://www.google.ca/chrome</text:a> </text:p>
        </text:list-item>
      </text:list>
      <text:p text:style-name="P10"/>
      <text:p text:style-name="P7"/>
      <text:p text:style-name="P8">Install Atom</text:p>
      <text:list xml:id="list764886695" text:style-name="L5">
        <text:list-item>
          <text:p text:style-name="P58">curl -sL https://packagecloud.io/AtomEditor/atom/gpgkey | sudo apt-key add -</text:p>
        </text:list-item>
        <text:list-item>
          <text:p text:style-name="P58">sudo sh -c 'echo "deb [arch=amd64] https://packagecloud.io/AtomEditor/atom/any/ any main" &gt; /etc/apt/sources.list.d/atom.list'</text:p>
        </text:list-item>
        <text:list-item>
          <text:p text:style-name="P58">sudo apt-get update</text:p>
        </text:list-item>
        <text:list-item>
          <text:p text:style-name="P58">sudo apt-get install atom</text:p>
        </text:list-item>
        <text:list-item>
          <text:p text:style-name="P59">instal atom beautify<text:line-break/>apm install atom-beautify</text:p>
        </text:list-item>
      </text:list>
      <text:p text:style-name="P8"/>
      <text:p text:style-name="P12">Install pip:</text:p>
      <text:list xml:id="list514372782" text:style-name="L6">
        <text:list-item>
          <text:p text:style-name="P40">sudo apt-get update</text:p>
        </text:list-item>
        <text:list-item>
          <text:p text:style-name="P40">sudo apt-get install python-pip</text:p>
        </text:list-item>
      </text:list>
      <text:p text:style-name="P12"/>
      <text:p text:style-name="P12"><text:soft-page-break/>install django:</text:p>
      <text:list xml:id="list1391867080" text:style-name="L7">
        <text:list-item>
          <text:p text:style-name="P41">sudo pip install django</text:p>
        </text:list-item>
        <text:list-item>
          <text:p text:style-name="P41">django-admin –version</text:p>
        </text:list-item>
      </text:list>
      <text:p text:style-name="P12"/>
      <text:p text:style-name="P12">set up project</text:p>
      <text:list xml:id="list3467648248" text:style-name="L8">
        <text:list-item>
          <text:p text:style-name="P42">mkdir apps</text:p>
        </text:list-item>
        <text:list-item>
          <text:p text:style-name="P42">django-admin startproject projectg</text:p>
        </text:list-item>
      </text:list>
      <text:p text:style-name="P9"/>
      <text:p text:style-name="P12">run server:</text:p>
      <text:list xml:id="list1916500432" text:style-name="L9">
        <text:list-item>
          <text:p text:style-name="P43">in terminal cd to apps/projectg</text:p>
        </text:list-item>
        <text:list-item>
          <text:p text:style-name="P43">python manage.py runserver</text:p>
        </text:list-item>
        <text:list-item>
          <text:p text:style-name="P43">go to localhost in browser</text:p>
        </text:list-item>
      </text:list>
      <text:p text:style-name="P12"/>
      <text:p text:style-name="P13">set-up sql</text:p>
      <text:list xml:id="list3018646033" text:style-name="L10">
        <text:list-item>
          <text:p text:style-name="P49">sudo apt-get update</text:p>
        </text:list-item>
        <text:list-item>
          <text:p text:style-name="P49">sudo apt-get install mysql-server</text:p>
        </text:list-item>
        <text:list-item>
          <text:p text:style-name="P49">set password<text:line-break/><text:a xlink:type="simple" xlink:href="mailto:kling0nW@rrior" text:style-name="Internet_20_link" text:visited-style-name="Visited_20_Internet_20_Link">kling0nW@rrior</text:a></text:p>
        </text:list-item>
        <text:list-item>
          <text:p text:style-name="P49">service mysql status</text:p>
        </text:list-item>
        <text:list-item>
          <text:p text:style-name="P49">sudo apt-get install python-mysqldb</text:p>
        </text:list-item>
        <text:list-item>
          <text:p text:style-name="P49">sudo mysql -u root</text:p>
          <text:list>
            <text:list-item>
              <text:p text:style-name="P50">create database grumbleed<text:span text:style-name="T12">b;</text:span></text:p>
            </text:list-item>
            <text:list-item>
              <text:p text:style-name="P50"><text:span text:style-name="T12">CREATE USER grumblee_appadmin IDENTIFIED BY </text:span><text:a xlink:type="simple" xlink:href="mailto:'Sp0tthec@t" text:style-name="Internet_20_link" text:visited-style-name="Visited_20_Internet_20_Link"><text:span text:style-name="T12">'Sp0tthec@t</text:span></text:a><text:span text:style-name="T12">';</text:span></text:p>
            </text:list-item>
            <text:list-item>
              <text:p text:style-name="P51"><text:span text:style-name="T1">CREATE USER grumblee_appuser IDENTIFIED BY </text:span><text:a xlink:type="simple" xlink:href="mailto:'Sp0tthec@t" text:style-name="Internet_20_link" text:visited-style-name="Visited_20_Internet_20_Link"><text:span text:style-name="T1">'Sp0tthec@t</text:span></text:a><text:span text:style-name="T1">';</text:span></text:p>
            </text:list-item>
            <text:list-item>
              <text:p text:style-name="P51"/>
            </text:list-item>
          </text:list>
        </text:list-item>
        <text:list-item>
          <text:p text:style-name="P52">python manage.py makemigrations grumblee</text:p>
        </text:list-item>
        <text:list-item>
          <text:p text:style-name="P52">python manage.py sqlmigrate grumblee 0001<text:line-break/><text:span text:style-name="T13">(or whatever number you got from the step above)</text:span></text:p>
        </text:list-item>
        <text:list-item>
          <text:p text:style-name="P52">python manage.py migrate</text:p>
        </text:list-item>
      </text:list>
      <text:p text:style-name="P53"/>
      <text:p text:style-name="P60">Hard reset DB (data and schema)</text:p>
      <text:list xml:id="list1170050826" text:style-name="L12">
        <text:list-item>
          <text:p text:style-name="P54">sudo mysql -u root</text:p>
          <text:list>
            <text:list-item>
              <text:p text:style-name="P54"><text:span text:style-name="T15">drop</text:span> database grumbleed<text:span text:style-name="T12">b;</text:span></text:p>
            </text:list-item>
            <text:list-item>
              <text:p text:style-name="P54">create database grumbleed<text:span text:style-name="T12">b;</text:span></text:p>
            </text:list-item>
          </text:list>
        </text:list-item>
        <text:list-item>
          <text:p text:style-name="P54"><text:span text:style-name="T15">(in terminal apps/grumblee) </text:span>find . -path "*migrations/*.py" -not -name __init__.py -delete</text:p>
        </text:list-item>
        <text:list-item>
          <text:p text:style-name="P55">python manage.py makemigrations grumblee</text:p>
        </text:list-item>
        <text:list-item>
          <text:p text:style-name="P55">python manage.py sqlmigrate grumblee 0001<text:line-break/><text:span text:style-name="T13">(or whatever number you got from the step above)</text:span></text:p>
        </text:list-item>
        <text:list-item>
          <text:p text:style-name="P55">python manage.py migrate</text:p>
        </text:list-item>
      </text:list>
      <text:p text:style-name="P14"/>
      <text:p text:style-name="P16">install bootstrap</text:p>
      <text:list xml:id="list3329394353" text:style-name="L11">
        <text:list-item>
          <text:p text:style-name="P46">pip install django-bootstrap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20:34:14.223442635</meta:creation-date>
    <dc:date>2018-06-13T20:38:54.180890035</dc:date>
    <meta:editing-duration>PT4H45M53S</meta:editing-duration>
    <meta:editing-cycles>31</meta:editing-cycles>
    <meta:generator>LibreOffice/6.0.3.2$Linux_X86_64 LibreOffice_project/00m0$Build-2</meta:generator>
    <meta:document-statistic meta:table-count="0" meta:image-count="0" meta:object-count="0" meta:page-count="5" meta:paragraph-count="165" meta:word-count="901" meta:character-count="6606" meta:non-whitespace-character-count="5912"/>
  </office:meta>
</office:document-meta>
</file>